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9772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38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DC Voltage</text:p>
          </table:table-cell>
          <table:table-cell table:style-name="ce2" office:value-type="string" calcext:value-type="string">
            <text:p>Temp</text:p>
          </table:table-cell>
          <table:table-cell table:number-columns-repeated="1022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2" office:value-type="float" office:value="229.5" calcext:value-type="float">
            <text:p>229.5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>
            <draw:frame table:end-cell-address="Sheet1.P37" table:end-x="0.9311in" table:end-y="0.187in" draw:z-index="0" draw:name="Chart 1" draw:style-name="gr1" draw:text-style-name="P1" svg:width="11.7594in" svg:height="6.322in" svg:x="0.8969in" svg:y="0.2087in">
              <draw:object draw:notify-on-update-of-ranges="Sheet1.A2:Sheet1.A21 Sheet1.B2:Sheet1.B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 table:style-name="ce2" office:value-type="float" office:value="105.94" calcext:value-type="float">
            <text:p>105.94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mp</text:p>
          </table:table-cell>
          <table:table-cell table:number-columns-repeated="102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C Value</text:p>
          </table:table-cell>
          <table:table-cell table:number-columns-repeated="1023"/>
        </table:table-row>
        <table:table-row table:style-name="ro1">
          <table:table-cell table:style-name="ce3" table:formula="of:=3787.19633133133*EXP(-0.021280731634501*[.A25])" office:value-type="float" office:value="3404.92302506002" calcext:value-type="float">
            <text:p>3,40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Exponential trendline formula is y=ae^bx</text:p>
          </table:table-cell>
          <table:table-cell table:number-columns-repeated="1023"/>
        </table:table-row>
        <table:table-row table:style-name="ro1" table:number-rows-repeated="976">
          <table:table-cell table:number-columns-repeated="1024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4" loext:min-decimal-places="14" number:min-integer-digits="1"/>
    </number:number-style>
    <number:number-style style:name="N129">
      <number:number number:decimal-places="15" loext:min-decimal-places="15" number:min-integer-digits="1"/>
    </number:number-style>
    <number:number-style style:name="N130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21:22:56</meta:creation-date>
    <meta:initial-creator>Microsoft Office User</meta:initial-creator>
    <dc:date>2020-02-06T00:37:56.022126870</dc:date>
    <meta:editing-duration>PT19M46S</meta:editing-duration>
    <meta:editing-cycles>2</meta:editing-cycles>
    <meta:generator>LibreOffice/6.3.4.2$Linux_X86_64 LibreOffice_project/30$Build-2</meta:generator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4pt" style:font-family-asian="Calibri" style:font-size-asian="14pt" style:font-family-complex="Calibri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4472c4" draw:fill-color="#4472c4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exponential"/>
      <style:graphic-properties svg:stroke-width="0.053cm"/>
    </style:style>
    <style:style style:name="ch11" style:family="chart">
      <style:text-properties fo:color="#000000" style:text-position="0% 100%" fo:font-family="Calibri" style:font-family-asian="Calibri" style:font-family-complex="Calibri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9.87cm" svg:height="16.059cm" xlink:href=".." xlink:type="simple" chart:class="chart:scatter" chart:column-mapping="1 0" chart:style-name="ch1">
        <chart:legend chart:legend-position="end" svg:x="22.499cm" svg:y="7.296cm" style:legend-expansion="high" chart:style-name="ch2"/>
        <chart:plot-area chart:style-name="ch3" table:cell-range-address="Sheet1.A2:Sheet1.B21" svg:x="1.657cm" svg:y="0.321cm" svg:width="20.245cm" svg:height="14.387cm">
          <chartooo:coordinate-region svg:x="2.543cm" svg:y="0.507cm" svg:width="18.828cm" svg:height="13.581cm"/>
          <chart:axis chart:dimension="x" chart:name="primary-x" chart:style-name="ch4">
            <chart:title svg:x="10.22cm" svg:y="15.03cm" chart:style-name="ch5">
              <text:p>Temperature in C</text:p>
            </chart:title>
            <chart:grid chart:style-name="ch6" chart:class="major"/>
          </chart:axis>
          <chart:axis chart:dimension="y" chart:name="primary-y" chart:style-name="ch7">
            <chart:title svg:x="0.451cm" svg:y="8.663cm" chart:style-name="ch8">
              <text:p>ADC Voltage</text:p>
            </chart:title>
            <chart:grid chart:style-name="ch6" chart:class="major"/>
          </chart:axis>
          <chart:series chart:style-name="ch9" chart:values-cell-range-address="Sheet1.A2:Sheet1.A21" chart:class="chart:scatter">
            <chart:domain table:cell-range-address="Sheet1.B2:Sheet1.B21"/>
            <chart:regression-curve chart:style-name="ch10">
              <chart:equation chart:display-equation="true" chart:display-r-square="true" svg:x="5.897cm" svg:y="3.338cm" chart:style-name="ch11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2:Sheet1.B21</svg:desc>
                </draw:g>
              </table:table-cell>
              <table:table-cell office:value-type="float" office:value="993">
                <text:p>993</text:p>
                <draw:g>
                  <svg:desc>Sheet1.A2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">
                <text:p>1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">
                <text:p>14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105.94">
                <text:p>105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">
                <text:p>1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">
                <text:p>1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">
                <text:p>1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">
                <text:p>1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">
                <text:p>2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7">
                <text:p>2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">
                <text:p>2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